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9c844" officeooo:paragraph-rsid="0019c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A class is a general definition and declaration of a particular kind of objects, that could be created. It consists of member variables and functions. An object is when a class is instantiated or a specific instance of a class.</text:p>
      <text:p text:style-name="P1"/>
      <text:p text:style-name="P1">2) Member variables refer to a class and may store some state related information specific to a particular class. A regular variable can be any variable not pertaining specifically to a particular class.</text:p>
      <text:p text:style-name="P1"/>
      <text:p text:style-name="P1">3) Member functions like member variables refer to a class and perform operations upon or related to the state of a particular class. A regular function can be any function not pertaining to or operating upon a specific class.</text:p>
      <text:p text:style-name="P1"/>
      <text:p text:style-name="P1">4) The relationship expressed by inheritance is the 'IS-A' relationship. The 'IS-A' relationship tells us about the identity of a particular object, where as the 'HAS-A' relationship expressed by composition only tells us about a property or an attribute of an object.</text:p>
      <text:p text:style-name="P1"/>
      <text:p text:style-name="P1">5) The constructor is used when an object of a class is instantiated. It initializes the member variables of the object being created.</text:p>
      <text:p text:style-name="P1"/>
      <text:p text:style-name="P1">6) '__init__' is the function name used when defining a constructor. An object's constructor is called once during its lifetime, when it is being cre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EE364</meta:initial-creator>
    <meta:creation-date>2016-02-28T21:45:37.740447710</meta:creation-date>
    <dc:date>2016-02-28T21:56:39.146896467</dc:date>
    <dc:creator>Student EE364</dc:creator>
    <meta:editing-duration>P0D</meta:editing-duration>
    <meta:editing-cycles>1</meta:editing-cycles>
    <meta:document-statistic meta:table-count="0" meta:image-count="0" meta:object-count="0" meta:page-count="1" meta:paragraph-count="6" meta:word-count="203" meta:character-count="1215" meta:non-whitespace-character-count="1018"/>
    <meta:generator>LibreOffice/4.2.8.2$Linux_X86_64 LibreOffice_project/420$Build-2</meta:generator>
  </office:meta>
</office:document-meta>
</file>